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03DB082664D991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0000" draw:auto-grow-height="true" fo:min-height="15.805cm"/>
    </style:style>
    <style:style style:name="pr6" style:family="presentation" style:parent-style-name="midnightblue-subtitle" style:list-style-name="L2">
      <style:graphic-properties draw:fill-color="#ff0000" draw:auto-grow-height="true" fo:min-height="15.805cm"/>
    </style:style>
    <style:style style:name="pr7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0000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ff0000"/>
    </style:style>
    <style:style style:name="T3" style:family="text">
      <style:text-properties fo:color="#111111"/>
    </style:style>
    <style:style style:name="T4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Stash Untracked Files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 xml:id="id1" draw:id="id1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Stash </text:p>
          </draw:text-box>
        </draw:frame>
        <draw:frame presentation:style-name="pr5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GIT Stash?<text:line-break/>By default GIT stash will stash:</text:p>
                <text:p text:style-name="P4"><text:span text:style-name="T2">changes that have been added to your </text:span><text:span text:style-name="T2">index (staged changes)</text:span><text:span text:style-name="T2"><text:line-break/></text:span><text:span text:style-name="T2">changes made to files that are currently </text:span><text:span text:style-name="T2">tracked by Git (unstaged changes)</text:span></text:p>
                <text:p text:style-name="P4"><text:span text:style-name="T2"/></text:p>
              </text:list-item>
              <text:list-item>
                <text:p text:style-name="P4"><text:span text:style-name="T3">But Not Stash:</text:span><text:span text:style-name="T2"><text:line-break/></text:span><text:span text:style-name="T2">new files in your working copy that have not </text:span><text:span text:style-name="T2">yet been staged</text:span><text:span text:style-name="T2"><text:line-break/></text:span><text:span text:style-name="T2">files that have been ignored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 xml:id="id2" draw:id="id2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GIT: Stash </text:p>
          </draw:text-box>
        </draw:frame>
        <draw:frame presentation:style-name="pr6" draw:text-style-name="P5" draw:layer="layout" svg:width="26cm" svg:height="15.805cm" svg:x="1cm" svg:y="4.598cm" presentation:class="subtitle" presentation:user-transformed="true">
          <draw:text-box>
            <text:list text:style-name="L2">
              <text:list-item>
                <text:p text:style-name="P4">Find all Tracked Files:<text:line-break/><text:span text:style-name="T2">git ls-files</text:span><text:line-break/></text:p>
              </text:list-item>
              <text:list-item>
                <text:p text:style-name="P4">Add untracked Files<text:line-break/><text:span text:style-name="T2">git stash -u</text:span><text:line-break/></text:p>
              </text:list-item>
              <text:list-item>
                <text:p text:style-name="P4">Git Stash Popping”<text:line-break/><text:span text:style-name="T2">git stash pop</text:span><text:line-break/>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</text:p>
          </draw:text-box>
        </draw:frame>
        <draw:frame presentation:style-name="pr7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4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03DB082664D9912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5-19T23:11:34.327474293</dc:date>
    <meta:editing-duration>PT12H40M42S</meta:editing-duration>
    <meta:editing-cycles>33</meta:editing-cycles>
    <meta:generator>LibreOffice/5.1.6.2$Linux_X86_64 LibreOffice_project/10m0$Build-2</meta:generator>
    <meta:document-statistic meta:object-count="53"/>
  </office:meta>
</office:document-meta>
</file>